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he: Aritmetiikan harjoittelu</text:p>
      <text:p text:style-name="Standard"/>
      <text:p text:style-name="Standard">Toteutan ohjelman, joka luo yksinkertaisia aritmeettisia tehtäviä käyttäjälle erilaisten käyttäjän antamien asetusten mukaan. Ohjelma antaa myös palautetta käyttäjän onnistumisesta ja tekee siitä tilastoja. Käyttäjä voi tallentaa tietonsa ja asetuksensa tiedostoon ja ladata ne myöhemmin.</text:p>
      <text:p text:style-name="Standard"/>
      <text:p text:style-name="Standard">Ohjelmassa on ainakin mahdollisuus luoda satunnaisgeneroituja kysymyksiä käyttäjän asettamien asetusten mukaan. Ohjelmassa voisi mahdollisesti olla myös vaihtoehto, jossa ohjelma itse laskee käyttäjän suoriutumisen mukaan, minkälaisia kysymyksiä hänelle tulee esittää.</text:p>
      <text:p text:style-name="Standard"/>
      <text:p text:style-name="Standard">Asetukset, joita käyttäjä voi säätää, koskevat muun muassa sitä, onko kysymyksissä sulkuja, voiko vastaus olla negatiivinen, voivatko luvut olla murtolukuja ym.</text:p>
      <text:p text:style-name="Standard"/>
      <text:p text:style-name="Standard">Vastausmenetelmänä on vastauksen kirjoittaminen tekstikenttään ja OK-nappulan painaminen, jolloin ohjelma tarkistaa vastauksen. Myös monivalintatehtävän luominen voisi olla mahdollista.</text:p>
      <text:p text:style-name="Standard"/>
      <text:p text:style-name="Standard">Ohjelmaa voisi laajentaa koskemaan myös muutakin kuin aritmetiikkaa. Esimerkiksi jonkinlainen tietovisailu voisi olla laajennuksen ai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ha Hakkanen</meta:initial-creator>
    <meta:creation-date>2012-05-16T16:22:55</meta:creation-date>
    <meta:generator>OpenOffice.org/3.2$Unix OpenOffice.org_project/320m12$Build-9483</meta:generator>
    <dc:date>2012-05-21T16:27:10</dc:date>
    <dc:creator>Juha Hakkanen</dc:creator>
    <meta:editing-duration>PT00H11M11S</meta:editing-duration>
    <meta:editing-cycles>6</meta:editing-cycles>
    <meta:document-statistic meta:table-count="0" meta:image-count="0" meta:object-count="0" meta:page-count="1" meta:paragraph-count="6" meta:word-count="120" meta:character-count="1067"/>
  </office:meta>
</office:document-meta>
</file>